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64pt"/>
    </style:style>
    <style:style style:name="co3" style:family="table-column">
      <style:table-column-properties fo:break-before="auto" style:column-width="76.71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106.44pt"/>
    </style:style>
    <style:style style:name="co6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table table:name="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set_id</text:p>
          </table:table-cell>
          <table:table-cell office:value-type="string" calcext:value-type="string">
            <text:p>kodeSatker</text:p>
          </table:table-cell>
          <table:table-cell office:value-type="string" calcext:value-type="string">
            <text:p>NamaSatker</text:p>
          </table:table-cell>
          <table:table-cell office:value-type="string" calcext:value-type="string">
            <text:p>kodeKelompok</text:p>
          </table:table-cell>
          <table:table-cell office:value-type="string" calcext:value-type="string">
            <text:p>tahun</text:p>
          </table:table-cell>
          <table:table-cell office:value-type="string" calcext:value-type="string">
            <text:p>noregister</text:p>
          </table:table-cell>
          <table:table-cell office:value-type="string" calcext:value-type="string">
            <text:p>NilaiPerolehan</text:p>
          </table:table-cell>
          <table:table-cell office:value-type="string" calcext:value-type="string">
            <text:p>AkumulasiPenyusutan</text:p>
          </table:table-cell>
          <table:table-cell office:value-type="string" calcext:value-type="string">
            <text:p>NilaiBukuSebel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177" calcext:value-type="float">
            <text:p>200177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3.11.01.01.0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</text:p>
          </table:table-cell>
          <table:table-cell office:value-type="float" office:value="1333114400" calcext:value-type="float">
            <text:p>1333114400</text:p>
          </table:table-cell>
          <table:table-cell office:value-type="float" office:value="620192466" calcext:value-type="float">
            <text:p>620192466</text:p>
          </table:table-cell>
          <table:table-cell office:value-type="float" office:value="738383432" calcext:value-type="float">
            <text:p>738383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057" calcext:value-type="float">
            <text:p>202057</text:p>
          </table:table-cell>
          <table:table-cell office:value-type="string" calcext:value-type="string">
            <text:p>16.01.01.01</text:p>
          </table:table-cell>
          <table:table-cell office:value-type="string" calcext:value-type="string">
            <text:p>BADAN LINGKUNGAN HIDUP</text:p>
          </table:table-cell>
          <table:table-cell office:value-type="string" calcext:value-type="string">
            <text:p>03.11.01.04.0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</text:p>
          </table:table-cell>
          <table:table-cell office:value-type="float" office:value="1084990267" calcext:value-type="float">
            <text:p>1084990267</text:p>
          </table:table-cell>
          <table:table-cell office:value-type="float" office:value="188854062" calcext:value-type="float">
            <text:p>188854062</text:p>
          </table:table-cell>
          <table:table-cell office:value-type="float" office:value="915617427" calcext:value-type="float">
            <text:p>915617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6T17:04:51</meta:creation-date>
    <dc:date>2017-04-17T00:05:55.367195426</dc:date>
    <meta:editing-duration>PT54S</meta:editing-duration>
    <meta:editing-cycles>1</meta:editing-cycles>
    <meta:document-statistic meta:table-count="1" meta:cell-count="30" meta:object-count="0"/>
  </office:meta>
</office:document-meta>
</file>